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0ccbd3"/>
    </style:style>
    <style:style style:name="P2" style:family="paragraph" style:parent-style-name="Standard" style:list-style-name="L1">
      <style:text-properties officeooo:rsid="000ccbd3" officeooo:paragraph-rsid="000ccbd3"/>
    </style:style>
    <style:style style:name="P3" style:family="paragraph" style:parent-style-name="Standard" style:list-style-name="L2">
      <style:text-properties officeooo:rsid="000d0aa4" officeooo:paragraph-rsid="000d0aa4"/>
    </style:style>
    <style:style style:name="P4" style:family="paragraph" style:parent-style-name="Standard" style:list-style-name="L3">
      <style:text-properties officeooo:rsid="000d0aa4" officeooo:paragraph-rsid="000d0aa4"/>
    </style:style>
    <style:style style:name="P5" style:family="paragraph" style:parent-style-name="Standard" style:list-style-name="L2">
      <style:text-properties officeooo:rsid="000df676" officeooo:paragraph-rsid="000df676"/>
    </style:style>
    <style:style style:name="P6" style:family="paragraph" style:parent-style-name="Standard">
      <style:text-properties officeooo:rsid="000df676" officeooo:paragraph-rsid="000df676"/>
    </style:style>
    <style:style style:name="P7" style:family="paragraph" style:parent-style-name="Standard" style:list-style-name="L4">
      <style:text-properties officeooo:rsid="000f3f31" officeooo:paragraph-rsid="000f3f31"/>
    </style:style>
    <style:style style:name="P8" style:family="paragraph" style:parent-style-name="Standard" style:list-style-name="L5">
      <style:text-properties officeooo:rsid="000f3f31" officeooo:paragraph-rsid="000f3f31"/>
    </style:style>
    <style:style style:name="P9" style:family="paragraph" style:parent-style-name="Standard" style:list-style-name="L5">
      <style:text-properties officeooo:paragraph-rsid="000f3f31"/>
    </style:style>
    <style:style style:name="P10" style:family="paragraph" style:parent-style-name="Standard" style:list-style-name="L5">
      <style:text-properties officeooo:rsid="0010928d" officeooo:paragraph-rsid="0010928d"/>
    </style:style>
    <style:style style:name="P11" style:family="paragraph" style:parent-style-name="Standard" style:list-style-name="L5">
      <style:text-properties officeooo:rsid="001287fe" officeooo:paragraph-rsid="001287fe"/>
    </style:style>
    <style:style style:name="T1" style:family="text">
      <style:text-properties officeooo:rsid="000a1cc8"/>
    </style:style>
    <style:style style:name="T2" style:family="text">
      <style:text-properties officeooo:rsid="000af9ea"/>
    </style:style>
    <style:style style:name="T3" style:family="text">
      <style:text-properties officeooo:rsid="000ccbd3"/>
    </style:style>
    <style:style style:name="T4" style:family="text">
      <style:text-properties officeooo:rsid="000f3f3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29912120" text:style-name="L5">
        <text:list-item>
          <text:p text:style-name="P11">Istruzioni di compilazione</text:p>
        </text:list-item>
        <text:list-item>
          <text:p text:style-name="P9"><text:span text:style-name="T4">Struttura generale del client</text:span></text:p>
          <text:list>
            <text:list-item>
              <text:p text:style-name="P8">Thread del client</text:p>
            </text:list-item>
          </text:list>
        </text:list-item>
        <text:list-item>
          <text:p text:style-name="P8">Struttura generale del server</text:p>
          <text:list>
            <text:list-item>
              <text:p text:style-name="P8">Thread</text:p>
              <text:list>
                <text:list-item>
                  <text:p text:style-name="P8">Funzionalità</text:p>
                  <text:list>
                    <text:list-item>
                      <text:p text:style-name="P10">Persistenza</text:p>
                    </text:list-item>
                    <text:list-item>
                      <text:p text:style-name="P10">Worker, threadpool e rejection policy</text:p>
                    </text:list-item>
                    <text:list-item>
                      <text:p text:style-name="P10">Ricompense</text:p>
                    </text:list-item>
                  </text:list>
                </text:list-item>
                <text:list-item>
                  <text:p text:style-name="P8">Sincronizzazione</text:p>
                </text:list-item>
                <text:list-item>
                  <text:p text:style-name="P8">Strutture dati</text:p>
                </text:list-item>
              </text:list>
            </text:list-item>
            <text:list-item>
              <text:p text:style-name="P8">Connessione</text:p>
              <text:list>
                <text:list-item>
                  <text:p text:style-name="P8">ComUtility</text:p>
                </text:list-item>
                <text:list-item>
                  <text:p text:style-name="P8">Scelta di Nio</text:p>
                </text:list-item>
                <text:list-item>
                  <text:p text:style-name="P8">Multicast UDP</text:p>
                </text:list-item>
              </text:list>
            </text:list-item>
          </text:list>
        </text:list-item>
        <text:list-item>
          <text:p text:style-name="P8">Common</text:p>
          <text:list>
            <text:list-item>
              <text:p text:style-name="P11">Struttura dei file di configurazione</text:p>
            </text:list-item>
            <text:list-item>
              <text:p text:style-name="P8">Classi di supporto</text:p>
            </text:list-item>
            <text:list-item>
              <text:p text:style-name="P8">Funzionamento RMI</text:p>
            </text:list-item>
            <text:list-item>
              <text:p text:style-name="P8">Gestione errori</text:p>
            </text:list-item>
            <text:list-item>
              <text:p text:style-name="P8">Interpretazione del testo</text:p>
            </text:list-item>
            <text:list-item>
              <text:p text:style-name="P8">Librerie esterne</text:p>
              <text:list>
                <text:list-item>
                  <text:p text:style-name="P11">Gson</text:p>
                </text:list-item>
                <text:list-item>
                  <text:p text:style-name="P11">json-java</text:p>
                </text:list-item>
                <text:list-item>
                  <text:p text:style-name="P11">TableLis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7T16:17:20.399000000</meta:creation-date>
    <meta:generator>LibreOffice/7.2.4.1$Windows_X86_64 LibreOffice_project/27d75539669ac387bb498e35313b970b7fe9c4f9</meta:generator>
    <dc:date>2022-01-07T18:44:04.232000000</dc:date>
    <meta:editing-duration>PT2H16M32S</meta:editing-duration>
    <meta:editing-cycles>8</meta:editing-cycles>
    <meta:document-statistic meta:table-count="0" meta:image-count="0" meta:object-count="0" meta:page-count="1" meta:paragraph-count="25" meta:word-count="79" meta:character-count="434" meta:non-whitespace-character-count="405"/>
  </office:meta>
</office:document-meta>
</file>